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Heading">
      <style:paragraph-properties fo:break-before="page"/>
      <style:text-properties style:font-name="Lato" fo:font-size="18pt" style:font-size-asian="18pt" style:font-size-complex="18pt"/>
    </style:style>
    <style:style style:name="P3" style:family="paragraph" style:parent-style-name="Footer">
      <style:paragraph-properties fo:text-align="center" style:justify-single-word="false"/>
      <style:text-properties style:font-name="Lato"/>
    </style:style>
    <style:style style:name="P4" style:family="paragraph" style:parent-style-name="Heading_20_1" style:list-style-name="">
      <style:text-properties style:font-name="Lato"/>
    </style:style>
    <style:style style:name="P5" style:family="paragraph" style:parent-style-name="Heading_20_1">
      <style:paragraph-properties fo:break-before="page"/>
      <style:text-properties style:font-name="Lato"/>
    </style:style>
    <style:style style:name="P6" style:family="paragraph" style:parent-style-name="Heading_20_1" style:list-style-name="">
      <style:paragraph-properties fo:break-before="page"/>
    </style:style>
    <style:style style:name="P7" style:family="paragraph" style:parent-style-name="Heading_20_1">
      <style:paragraph-properties fo:break-before="page"/>
    </style:style>
    <style:style style:name="P8"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text-properties officeooo:rsid="0005cb9e" officeooo:paragraph-rsid="0005cb9e"/>
    </style:style>
    <style:style style:name="P13" style:family="paragraph" style:parent-style-name="Text_20_body">
      <style:paragraph-properties fo:margin-left="1.251cm" fo:margin-right="0cm" fo:text-indent="0cm" style:auto-text-indent="false"/>
      <style:text-properties officeooo:rsid="0005cb9e" officeooo:paragraph-rsid="0005cb9e"/>
    </style:style>
    <style:style style:name="P14" style:family="paragraph" style:parent-style-name="Text_20_body">
      <style:text-properties style:font-name="Lato" fo:font-size="14pt" style:font-size-asian="14pt" style:font-size-complex="14pt"/>
    </style:style>
    <style:style style:name="P15" style:family="paragraph" style:parent-style-name="Text_20_body">
      <style:text-properties style:font-name="Lato" fo:font-size="14pt" officeooo:rsid="00069724" officeooo:paragraph-rsid="00069724" style:font-size-asian="14pt" style:font-size-complex="14pt"/>
    </style:style>
    <style:style style:name="P16" style:family="paragraph" style:parent-style-name="Text_20_body">
      <style:paragraph-properties fo:margin-left="1.251cm" fo:margin-right="0cm" fo:text-indent="0cm" style:auto-text-indent="false"/>
      <style:text-properties style:font-name="Lato" fo:font-size="14pt" officeooo:rsid="0005cb9e" officeooo:paragraph-rsid="0005cb9e" style:font-size-asian="14pt" style:font-size-complex="14pt"/>
    </style:style>
    <style:style style:name="P17" style:family="paragraph" style:parent-style-name="Text_20_body">
      <style:paragraph-properties fo:margin-left="1.251cm" fo:margin-right="0cm" fo:text-indent="0cm" style:auto-text-indent="false"/>
      <style:text-properties style:font-name="Lato" fo:font-size="14pt" style:font-size-asian="14pt" style:font-size-complex="14pt"/>
    </style:style>
    <style:style style:name="P18" style:family="paragraph" style:parent-style-name="Text_20_body">
      <style:paragraph-properties fo:margin-left="0cm" fo:margin-right="0cm" fo:text-indent="0cm" style:auto-text-indent="false"/>
      <style:text-properties style:font-name="Lato" fo:font-size="14pt" style:font-size-asian="14pt" style:font-size-complex="14pt"/>
    </style:style>
    <style:style style:name="P19" style:family="paragraph" style:parent-style-name="Text_20_body">
      <style:paragraph-properties fo:margin-left="1.251cm" fo:margin-right="0cm" fo:text-indent="0cm" style:auto-text-indent="false"/>
      <style:text-properties style:font-name="Lato" fo:font-size="14pt" style:font-size-asian="14pt" style:font-size-complex="14pt"/>
    </style:style>
    <style:style style:name="P20"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style:font-name="Lato" fo:font-size="14pt" style:font-size-asian="14pt" style:font-size-complex="14pt"/>
    </style:style>
    <style:style style:name="P21"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style:font-name="Lato" fo:font-size="14pt" style:font-size-asian="14pt" style:font-size-complex="14pt"/>
    </style:style>
    <style:style style:name="P22"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style:font-name="Lato" fo:font-size="14pt" style:font-size-asian="14pt" style:font-size-complex="14pt"/>
    </style:style>
    <style:style style:name="P23" style:family="paragraph" style:parent-style-name="Text_20_body" style:master-page-name="">
      <loext:graphic-properties draw:fill="none"/>
      <style:paragraph-properties fo:margin-left="1.251cm" fo:margin-right="0cm" fo:margin-top="0cm" fo:margin-bottom="0.247cm" style:contextual-spacing="false" fo:line-height="115%" fo:text-indent="0cm" style:auto-text-indent="false" style:page-number="auto" fo:background-color="transparent"/>
      <style:text-properties style:font-name="Lato" fo:font-size="14pt" style:font-size-asian="14pt" style:font-size-complex="14pt"/>
    </style:style>
    <style:style style:name="P24" style:family="paragraph" style:parent-style-name="Text_20_body">
      <style:paragraph-properties fo:margin-left="0cm" fo:margin-right="0cm" fo:text-indent="0cm" style:auto-text-indent="false"/>
      <style:text-properties style:font-name="Lato" fo:font-size="14pt" style:font-size-asian="14pt" style:font-size-complex="14pt"/>
    </style:style>
    <style:style style:name="P25" style:family="paragraph" style:parent-style-name="Text_20_body">
      <style:paragraph-properties fo:text-align="center" style:justify-single-word="false"/>
      <style:text-properties officeooo:paragraph-rsid="00069724"/>
    </style:style>
    <style:style style:name="P26" style:family="paragraph" style:parent-style-name="Text_20_body">
      <style:text-properties fo:font-size="14pt" style:font-size-asian="14pt" style:font-size-complex="14pt"/>
    </style:style>
    <style:style style:name="P27" style:family="paragraph" style:parent-style-name="Title">
      <style:text-properties style:font-name="Lato"/>
    </style:style>
    <style:style style:name="T1" style:family="text">
      <style:text-properties officeooo:rsid="0005be97"/>
    </style:style>
    <style:style style:name="T2" style:family="text">
      <style:text-properties officeooo:rsid="0005cb9e"/>
    </style:style>
    <style:style style:name="T3" style:family="text">
      <style:text-properties officeooo:rsid="00069724"/>
    </style:style>
    <style:style style:name="T4" style:family="text">
      <style:text-properties style:font-name="Lato"/>
    </style:style>
    <style:style style:name="T5" style:family="text">
      <style:text-properties style:font-name="Lato" officeooo:rsid="0005cb9e"/>
    </style:style>
    <style:style style:name="T6" style:family="text">
      <style:text-properties style:font-name="Lato" officeooo:rsid="00069724"/>
    </style:style>
    <style:style style:name="T7" style:family="text">
      <style:text-properties style:font-name="Lato" fo:font-size="14pt" style:font-size-asian="14pt" style:font-size-complex="14pt"/>
    </style:style>
    <style:style style:name="T8" style:family="text">
      <style:text-properties style:font-name="Lato" fo:font-size="14pt" officeooo:rsid="00069724" style:font-size-asian="14pt" style:font-size-complex="14pt"/>
    </style:style>
    <style:style style:name="T9" style:family="text">
      <style:text-properties style:font-name="Lato" fo:font-size="14pt" officeooo:rsid="0005cb9e" style:font-size-asian="14pt" style:font-size-complex="14pt"/>
    </style:style>
    <style:style style:name="T10" style:family="text">
      <style:text-properties style:font-name="Lato" fo:font-size="13pt" style:font-size-asian="13pt" style:font-size-complex="13pt"/>
    </style:style>
    <style:style style:name="T11" style:family="text">
      <style:text-properties style:font-name="Lato" fo:font-size="13pt" officeooo:rsid="00069724" style:font-size-asian="13pt" style:font-size-complex="13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7"/>
      <text:p text:style-name="P27"/>
      <text:p text:style-name="P27"/>
      <text:p text:style-name="P27"/>
      <text:p text:style-name="P27"/>
      <text:p text:style-name="P27">Jak kupić ekogroszek w PGG?</text:p>
      <text:p text:style-name="P25"><text:span text:style-name="T6">Wersja z dnia 2022-06-2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Spis treści</text:p>
          </text:index-title>
          <text:p text:style-name="P1"><text:a xlink:type="simple" xlink:href="#__RefHeading___Toc112_3844305276" text:style-name="Index_20_Link" text:visited-style-name="Index_20_Link"><text:span text:style-name="T4">1. Załóż konto na: https://sklep.pgg.pl/register<text:tab/>3</text:span></text:a></text:p>
          <text:p text:style-name="P1"><text:a xlink:type="simple" xlink:href="#__RefHeading___Toc114_3844305276" text:style-name="Index_20_Link" text:visited-style-name="Index_20_Link"><text:span text:style-name="T4">2. Zaloguj się i uzupełnij swoje dane na: https://sklep.pgg.pl/uzytkownik/edytuj-dane<text:tab/>4</text:span></text:a></text:p>
          <text:p text:style-name="P1"><text:a xlink:type="simple" xlink:href="#__RefHeading___Toc116_3844305276" text:style-name="Index_20_Link" text:visited-style-name="Index_20_Link"><text:span text:style-name="T4">3. Pół godziny przed sesją sprzedaży zaloguj się i przejdź na stronę główną sklepu: https://sklep.pgg.pl<text:tab/>5</text:span></text:a></text:p>
          <text:p text:style-name="P1"><text:a xlink:type="simple" xlink:href="#__RefHeading___Toc118_3844305276" text:style-name="Index_20_Link" text:visited-style-name="Index_20_Link"><text:span text:style-name="T4">4. Od 16:00 rozpocznij odświeżanie strony głównej i dodaj 2 palety do koszyka.<text:tab/>6</text:span></text:a></text:p>
          <text:p text:style-name="P1"><text:a xlink:type="simple" xlink:href="#__RefHeading___Toc120_3844305276" text:style-name="Index_20_Link" text:visited-style-name="Index_20_Link"><text:span text:style-name="T4">5. Uzupełnij dane do dostawy i złóż zamówienie<text:tab/>9</text:span></text:a></text:p>
          <text:p text:style-name="P1"><text:a xlink:type="simple" xlink:href="#__RefHeading___Toc122_3844305276" text:style-name="Index_20_Link" text:visited-style-name="Index_20_Link"><text:span text:style-name="T4">6. Uzupełnij adres miejsca spalania, zaznacz zgody i złóż zamówienie<text:tab/>11</text:span></text:a></text:p>
          <text:p text:style-name="P1"><text:a xlink:type="simple" xlink:href="#__RefHeading___Toc124_3844305276" text:style-name="Index_20_Link" text:visited-style-name="Index_20_Link"><text:span text:style-name="T4">7. Otwórz szampana!<text:tab/>12</text:span></text:a></text:p>
        </text:index-body>
      </text:table-of-content>
      <text:h text:style-name="P4" text:outline-level="1"/>
      <text:h text:style-name="P7" text:outline-level="1"><text:bookmark-start text:name="__RefHeading___Toc112_3844305276"/><text:span text:style-name="T4">1. Załóż konto na:<text:line-break/></text:span><text:a xlink:type="simple" xlink:href="https://sklep.pgg.pl/register" text:style-name="Internet_20_link" text:visited-style-name="Visited_20_Internet_20_Link"><text:span text:style-name="T4">https://sklep.pgg.pl/register</text:span></text:a><text:bookmark-end text:name="__RefHeading___Toc112_3844305276"/></text:h>
      <text:p text:style-name="P14">Wykonuj ten krok poza godzinami szczytu, czyli NIE we wtorki/czwartki od 15:30 do ok. 19:00.</text:p>
      <text:p text:style-name="P14"/>
      <text:p text:style-name="P14">Podaj prawdziwe dane - później trudno je zmienić. Dane te też muszą się zgadzać z deklaracją złożoną do CEEB, dokładniej jest to opisane tu:</text:p>
      <text:p text:style-name="Text_20_body"><text:a xlink:type="simple" xlink:href="https://sklep.pgg.pl/najczesciej-zadawane-pytania" text:style-name="Internet_20_link" text:visited-style-name="Visited_20_Internet_20_Link"><text:span text:style-name="T7">https://sklep.pgg.pl/najczesciej-zadawane-pytania</text:span></text:a></text:p>
      <text:p text:style-name="P14">w sekcji:</text:p>
      <text:p text:style-name="P14">"Co w przypadku gdy zamówienie składał mąż, a deklarację żona i oboje zamieszkują pod tym samym adresem?"</text:p>
      <text:p text:style-name="P14"/>
      <text:p text:style-name="P14">Ustaw dobre hasło (inne niż na innych stronach), ale takie, które łatwo zapamiętasz i bez problemu wpiszesz na innych przeglądarkach.</text:p>
      <text:p text:style-name="P14"/>
      <text:p text:style-name="P26"><text:span text:style-name="T4">Po zarejestrowaniu na podany adres e-mail przyjdzie wiadomość z linkiem aktywacyjnym - wystarczy klik</text:span><text:span text:style-name="T6">ną</text:span><text:span text:style-name="T4">ć "Zweryfikuj adres e-mail".</text:span></text:p>
      <text:h text:style-name="P7" text:outline-level="1"><text:bookmark-start text:name="__RefHeading___Toc114_3844305276"/><text:span text:style-name="T4">2. Zaloguj się i uzupełnij swoje dane na:<text:line-break/></text:span><text:a xlink:type="simple" xlink:href="https://sklep.pgg.pl/uzytkownik/edytuj-dane" text:style-name="Internet_20_link" text:visited-style-name="Visited_20_Internet_20_Link"><text:span text:style-name="T4">https://sklep.pgg.pl/uzytkownik/edytuj-dane</text:span></text:a><text:bookmark-end text:name="__RefHeading___Toc114_3844305276"/></text:h>
      <text:p text:style-name="P14">Wykonuj ten krok poza godzinami szczytu, czyli NIE we wtorki/czwartki od 15:30 do ok. 19:00.</text:p>
      <text:p text:style-name="P14"/>
      <text:p text:style-name="P14">Podaj prawdziwe dane - później trudno je zmienić.</text:p>
      <text:p text:style-name="P14"/>
      <text:p text:style-name="P26"><text:span text:style-name="T4">Numer konta bankowego jest potrzeby do ewentualnego zwrotu za zamówienie, które np. nie zostanie odebrane - niezależnie od tego też to wypełnij, aby potem nie musieć tego robić przy składaniu zamówienia.</text:span></text:p>
      <text:h text:style-name="P7" text:outline-level="1"><text:bookmark-start text:name="__RefHeading___Toc116_3844305276"/><text:span text:style-name="T4">3. Pół godziny przed sesją sprzedaży zaloguj się i przejdź na stronę główną sklepu:<text:line-break/></text:span><text:a xlink:type="simple" xlink:href="https://sklep.pgg.pl/" text:style-name="Internet_20_link" text:visited-style-name="Visited_20_Internet_20_Link"><text:span text:style-name="T4">https://sklep.pgg.pl</text:span></text:a><text:bookmark-end text:name="__RefHeading___Toc116_3844305276"/></text:h>
      <text:p text:style-name="P14">Sprzedaż jest prowadzona we wtorki i czwartki od godziny 16:00 do wyczerpania zapasów (dla ekogroszk<text:span text:style-name="T1">u</text:span> w rzeczywistości maksymalnie do 17:00).</text:p>
      <text:p text:style-name="P14"/>
      <text:p text:style-name="P14">Możesz zalogować się i godzinę wcześniej, logowanie jest pamiętane przez dobre kilka godzin.</text:p>
      <text:p text:style-name="P14">Pół godziny to sensowne minimum, aby bez problemu się zalogować przed szczytowym ruchem.</text:p>
      <text:p text:style-name="P14"/>
      <text:p text:style-name="P14">Zaloguj się na kilku przeglądarkach, np. Google Chrome, Mozilla Firefox, Microsoft Edge, Opera, etc. Możesz też użyć kilka profilów w jednej przeglądarce, np. w Google Chrome czy w Mozilla Firefox.</text:p>
      <text:p text:style-name="P14">Ważne, aby nie robić tego w tzw. oknie prywatnym/incognito - zależy nam na zapamiętaniu koszyka na kolejne dni w razie braku pełnego sukcesu.</text:p>
      <text:p text:style-name="P14"/>
      <text:p text:style-name="P14">Wykorzystaj kilka urządzeń, np. smartfony, laptopy.</text:p>
      <text:p text:style-name="P14">Przy dużej ich ilości dobrze jest skorzystać z kilku łączy internetowych, np. na smartfonach z internetu mobilnego - sklep zużywa bardzo mało transferu.</text:p>
      <text:p text:style-name="P14"/>
      <text:p text:style-name="P14">Dobre, stabilne łącze internetowe jest nie bez znaczenia - minimalizujesz czas jaki męczy się Twoja przeglądarka z Twoim łączem i maksymalizujesz szybkość z jaką dociera komunikacja z i do sklepu.</text:p>
      <text:p text:style-name="P20">Jakość łącza możesz sprawdzić na:</text:p>
      <text:p text:style-name="P8"><text:a xlink:type="simple" xlink:href="https://www.speedtest.pl/" text:style-name="Internet_20_link" text:visited-style-name="Visited_20_Internet_20_Link"><text:span text:style-name="T7">https://www.speedtest.pl</text:span></text:a></text:p>
      <text:p text:style-name="P20"><text:soft-page-break/>Ping (opóźnienie) powinien być mniejszy niż 60 ms, a najlepiej poniżej 30 ms. Dobry światłowód ma poniżej 10 ms.</text:p>
      <text:p text:style-name="P20">Download (pobieranie) powinno być większe niż 10 Mb/s. Czym więcej urządzeń użyjesz tym więcej się przyda. Dobre łącze ma min. kilkadziesiąt Mb/s.</text:p>
      <text:p text:style-name="P23">Upload (wysyłanie) powinno być większe niż 2 Mb/s. Czym więcej urządzeń użyjesz tym więcej się przyda. Dobre łącze ma min. kilkanaście Mb/s.</text:p>
      <text:h text:style-name="P5" text:outline-level="1"><text:bookmark-start text:name="__RefHeading___Toc118_3844305276"/>4. Od 16:00 rozpocznij odświeżanie strony głównej i dodaj 2 palety do koszyka.<text:bookmark-end text:name="__RefHeading___Toc118_3844305276"/></text:h>
      <text:p text:style-name="P14">Nie ma sensu odświeżać przed 16:00 - jeszcze się nie zda<text:span text:style-name="T1">rz</text:span>yło, żeby uzupełnili stany magazynowe przed tą godziną.</text:p>
      <text:p text:style-name="P14"/>
      <text:p text:style-name="P14">Odświeżaj po każdym załadowaniu strony (poza sytuacją jak jest interesujący Cię towar!) lub błędu, ale nie jakoś panicznie po np. 5 sekundach ładowania się strony - daj jej czas na odpowiedź i załadowanie się - zbyt nachalne odświeżanie szybko zakwalifikuje Cię jako bota (automat).</text:p>
      <text:p text:style-name="P14"/>
      <text:p text:style-name="P12"><text:span text:style-name="T7">Część osób preferuje odświeżanie strony </text:span><text:a xlink:type="simple" xlink:href="https://sprawdzwegiel.pl/" text:style-name="Internet_20_link" text:visited-style-name="Visited_20_Internet_20_Link"><text:span text:style-name="T7">https://sprawdzwegiel.pl</text:span></text:a><text:span text:style-name="T7"> – ładuje się ona zdecydowanie szybciej, ale niestety w czasie kiedy ja ją testowałem zdążyłem kupić węgiel a strona dalej nie pokazywała dostępności węgla – miała spore opóźnienie. Autor strony dodał poprawkę, która powinna wyeliminować ten błąd. Tak czy inaczej sugeruje odświeżanie tej strony w oknie prywatnym/incognito.</text:span></text:p>
      <text:p text:style-name="P15">Dalsza część instrukcji opiera się wyłącznie na PGG, bez użycia powyższej strony.</text:p>
      <text:p text:style-name="P16">Rozwiązanie to sprawi jedynie, że nie musisz odświeżać strony głównej PGG aby zobaczyć co jest dostępne. Tak czy siak aby dodać coś do koszyka musisz albo odświeżyć stronę główną PGG, albo jeśli wiesz jak zedytować źródło strony i zdjąć z pola wyboru ilości i przycisku atrybut „disabled” to możesz dodać do koszyka „w ciemno” bez odświeżania strony. <text:span text:style-name="T3">Dla osób bez takiej wiedzy mogę jedynie zaproponować jej poszerzenie, dobry punkt wyjścia to ten artykuł:</text:span></text:p>
      <text:p text:style-name="P13"><text:a xlink:type="simple" xlink:href="https://girlswhowp.com/szybko-podejrzec-zmienic-kod-strony-wstep-inspektorow-kodu/" text:style-name="Internet_20_link" text:visited-style-name="Visited_20_Internet_20_Link"><text:span text:style-name="T7">https://girlswhowp.com/szybko-podejrzec-zmienic-kod-strony-wstep-inspektorow-kodu/</text:span></text:a></text:p>
      <text:p text:style-name="P14"/>
      <text:p text:style-name="P14">Większość odświeżeń zakończy się jakimś błędem - tak już jest i nic nie da denerwowanie się na ten stan rzeczy.</text:p>
      <text:p text:style-name="P14">Wymieniłem kilka możliwych sytuacji i jak sobie z nimi radzić:</text:p>
      <text:p text:style-name="P17"><text:soft-page-break/>1. Biało-czerwona plansza "Przepraszamy"</text:p>
      <text:p text:style-name="P17">Standardowe zabezpieczenie przed zbyt dużym ruchem, zobaczysz ją najczęściej.</text:p>
      <text:p text:style-name="P17">Od razu po zobaczeniu odświeżasz i czekasz na kolejny efekt.</text:p>
      <text:p text:style-name="P17"/>
      <text:p text:style-name="P17">2. Błąd z przeglądarki w stylu "strona nie została odnaleziona", "błąd DNS", "strona potrzebowała zbyt dużo czasu na odpowiedź" i inne</text:p>
      <text:p text:style-name="P17">Te występują podczas największego ruchu.</text:p>
      <text:p text:style-name="P17">Odświeżasz i czekasz na kolejny efekt.</text:p>
      <text:p text:style-name="P17"/>
      <text:p text:style-name="P17">3. Captcha do wpisania</text:p>
      <text:p text:style-name="P17">Zostaliśmy uznani za jakiegoś bota (automat), ale jak tylko dobrze przepiszemy kod z obrazka to powinno nas przepuścić i na jakiś czas dać spokój. Czasami wystąpi kilka razy pod rząd, czasami raz na kilka dni.</text:p>
      <text:p text:style-name="P17">Przy przepisywaniu ma znaczenie wielkość liter. Czasami trzeba zgadywać. :(</text:p>
      <text:p text:style-name="P17"/>
      <text:p text:style-name="P17">4. "The requested URL was rejected. Please consult with your administrator.</text:p>
      <text:p text:style-name="P17">Your support ID is: (...)"</text:p>
      <text:p text:style-name="P17">Zostaliśmy uznani za jakiegoś bota (automat) - dokładniej mówiąc kombinacja łącze/urządzenie/przeglądarka. Na pozostałych wykorzystywanych zestawach problem może w ogóle nie wystąpić. Trudno powiedzieć czym sobie na to zasłużyliśmy - nie jestem autorem tego oprogramowania ani nie znam schematu jego działania.</text:p>
      <text:p text:style-name="P17">W takiej sytuacji najlepiej będzie na chwilę (kilka minut) wstrzymać się na tej przeglądarce z odświeżaniem i kontynuować na pozostałych. Czasami puszcza po minucie, czasami dopiero po godzinie - właśnie po to mamy mieć kilka przeglądarek/urządzeń/łączy.</text:p>
      <text:p text:style-name="P18"><text:soft-page-break/></text:p>
      <text:p text:style-name="P18">Jak zobaczysz, że interesujące Cię produkty są na stanie, to upewnij się, że jest przy nich ikonka kuriera (samochód dostawczy).</text:p>
      <text:p text:style-name="P18"/>
      <text:p text:style-name="P18">Wybierz 2 palety (maksymalna ilość dla dostawy) i kliknij RAZ w ikonę koszyka.</text:p>
      <text:p text:style-name="P17">Paniczne klikanie może dodać Ci kilka razy, co też jest złe, bo powyżej 2 palet nie możesz wybrać w kolejnych krokach kuriera, musisz zmniejszyć liczbę produktów w koszyku co w godzinach szczytu graniczy z cudem.</text:p>
      <text:p text:style-name="P17">Jak masz w koszyku więcej palet niż 2 to poczekaj na tej przeglądarce aż minie szczyt sprzedaży, wtedy zmniejsz liczbę do 2 i kontynuuj kolejnego dnia, a do tego czasu próbuj na innych przeglądarkach/urządzeniach.</text:p>
      <text:p text:style-name="P18"/>
      <text:p text:style-name="P18">Po kliknięciu ikony koszyka powinna zacząć się ładować strona:</text:p>
      <text:p text:style-name="P10"><text:a xlink:type="simple" xlink:href="https://sklep.pgg.pl/koszyk/dodaj-produkt" text:style-name="Internet_20_link" text:visited-style-name="Visited_20_Internet_20_Link"><text:span text:style-name="T7">https://sklep.pgg.pl/koszyk/dodaj-produkt</text:span></text:a></text:p>
      <text:p text:style-name="P17">Jest duże prawdopodobieństwo, że dostaniesz jeden z wymienionych wyżej błędów. Mimo to odśwież stronę (lub wpisz captchę) - przeglądarka zapyta się, czy ponowić wysłanie formularza - kliknij "Tak", "Kontynuuj" czy inny twierdzący przycisk - wciąż nie mamy dodanego produktu do koszyka tylko wysyłamy polecenie do serwera aby to zrobił.</text:p>
      <text:p text:style-name="P17"/>
      <text:p text:style-name="P17">Możesz też dostać błąd 419 - oznacza to, że Twoje polecenie wysłanie do serwera nie może być obsłużone (wygasł token bezpieczeństwa) i trzeba je ponowić. Jedyna opcja to "wstecz" do strony głównej, wskazanie ilości i kliknięcie przycisku dodania do koszyka.</text:p>
      <text:p text:style-name="P17">Na Google Chrome na Androida zrobienie "wstecz" skutkuje załadowaniem strony w całości z pamięci podręcznej, włącznie z wybraną ilością - wystarczy od razu po "wstecz" kliknąć przycisk dodania do koszyka - to znacząco przyspiesza powrót do gry. ;)</text:p>
      <text:p text:style-name="P18"/>
      <text:p text:style-name="P18"><text:soft-page-break/>Po prawidłowym otrzymaniu polecenia przez serwer powinniśmy zostać przekierowani na adres:</text:p>
      <text:p text:style-name="P10"><text:a xlink:type="simple" xlink:href="https://sklep.pgg.pl/koszyk" text:style-name="Internet_20_link" text:visited-style-name="Visited_20_Internet_20_Link"><text:span text:style-name="T7">https://sklep.pgg.pl/koszyk</text:span></text:a><text:span text:style-name="T7"> - oczywiście znowu możemy dostać któryś z błędów, ale sukcesywnie odświeżamy aż się załaduje nam się koszyk. Tym razem już nie będziemy pytani o ponowienie wysłania formularza, polecenie już zostało przyjęte i przetworzone przez serwer (z takim czy innym efektem).</text:span></text:p>
      <text:p text:style-name="P18"/>
      <text:p text:style-name="P18">Jeśli koszyk mamy pusty i widzimy komunikat, że brak produktów w sklepie, to nie pozostaje tego dnia nic innego niż polować na inne typy ekogroszk<text:span text:style-name="T3">u</text:span>.</text:p>
      <text:p text:style-name="P18"/>
      <text:p text:style-name="P18">Jeśli widzimy w nim nasze produkty - to mamy mały sukces, możemy przejść do kolejnego etapu!</text:p>
      <text:h text:style-name="P5" text:outline-level="1"><text:bookmark-start text:name="__RefHeading___Toc120_3844305276"/>5. Uzupełnij dane do dostawy i złóż zamówienie<text:bookmark-end text:name="__RefHeading___Toc120_3844305276"/></text:h>
      <text:p text:style-name="P14">Jeśli w poprzednich dniach udało Ci się dodać produkty do koszyka, ale nie udało się sfinalizować zamówienia, to w kolejnych sesjach możesz kontynuować od koszyka. Koszyk jest przypisany do przeglądarki, wystarczy się przed sesją ponownie zalogować i wciąż będziemy mieć produkty w koszyku, nawet kilka tygodni po ich dodaniu. Można spokojnie zamknąć przeglądarkę czy wyłączyć komputer.</text:p>
      <text:p text:style-name="P14">Dlatego tak istotne jest, aby nie robić zakupów w oknie prywatnym/incognito - chyba, że liczymy się z utratą produktów z koszyka w przypadku zamknięcia okna.</text:p>
      <text:p text:style-name="P17">Jeśli kontynuujesz zakupy od koszyka to po zalogowaniu przejdź na niego:</text:p>
      <text:p text:style-name="P9"><text:a xlink:type="simple" xlink:href="https://sklep.pgg.pl/koszyk" text:style-name="Internet_20_link" text:visited-style-name="Visited_20_Internet_20_Link"><text:span text:style-name="T7">https://sklep.pgg.pl/koszyk</text:span></text:a></text:p>
      <text:p text:style-name="P17">i o 16:00 rozpocznij jego sukcesywne odświeżanie, aż zobaczysz coś więcej niż tylko produkt z napisem "Brak wystarczającej ilości towaru w wybranym punkcie.".</text:p>
      <text:p text:style-name="P17">Miej jednak na uwadze, że nie zawsze wrzucają te same rodzaje ekogroszk<text:span text:style-name="T3">u</text:span> - ja np. od 3 tygodni mam w jednej przeglądarce 2 palety Pieklorza i do dziś nie udało mi się z nim przejść dalej. Dlatego nie spoczywaj na laurach, tylko w pozostałych przeglądarkach i na pozostałych urządzeniach wciąż próbuj dodać do koszyka i przejść dalej.</text:p>
      <text:p text:style-name="P18"/>
      <text:p text:style-name="P18">Będąc w koszyku w czasie, kiedy na magazynie jest wybrany przez nas towar zobaczysz dodatkowe pola:</text:p>
      <text:p text:style-name="P17">1. Zaznacz dostawę kurierem - pamiętaj, że musisz mieć odpowiedni produkt i tylko 2 palety.</text:p>
      <text:p text:style-name="P17"/>
      <text:p text:style-name="P17">2. Po wybraniu kuriera strona zacznie obliczać koszty dostawy - przy dużym ruchu nie uda jej się to za pierwszym razem i wtedy trzeba cierpliwie klikać "Spróbuj ponownie".</text:p>
      <text:p text:style-name="P17"><text:soft-page-break/>Mi za pierwszym zakupem obliczało tylko 3-4 razy, za drugim ponad 20.</text:p>
      <text:p text:style-name="P18"/>
      <text:p text:style-name="P10"><text:span text:style-name="T7">Jak przestanie się wy</text:span><text:span text:style-name="T8">ś</text:span><text:span text:style-name="T7">wietlać przycisk "Spróbuj ponownie" a do kosztu produktu zostanie doliczony koszt dostawy, to możesz kliknąć "Złóż zamówienie" - zostanie wysłane polecenie na adres </text:span><text:a xlink:type="simple" xlink:href="https://sklep.pgg.pl/koszyk/zloz-zamowienie" text:style-name="Internet_20_link" text:visited-style-name="Visited_20_Internet_20_Link"><text:span text:style-name="T7">https://sklep.pgg.pl/koszyk/zloz-zamowienie</text:span></text:a></text:p>
      <text:p text:style-name="P17">Tu, podobnie jak przy dodawaniu produktów do koszyka, przy odświeżaniu będziemy pytani o potwierdzenie przesłania formularza, oraz możemy dostać różne błędy, włącznie z 419. Postępuj dokładnie tak jak w instrukcjach opisanych w kroku 4.</text:p>
      <text:p text:style-name="P18"/>
      <text:p text:style-name="P10"><text:span text:style-name="T7">Jak tylko zobaczymy, że nasz adres zmienił się na </text:span><text:a xlink:type="simple" xlink:href="https://sklep.pgg.pl/koszyk/kasa" text:style-name="Internet_20_link" text:visited-style-name="Visited_20_Internet_20_Link"><text:span text:style-name="T7">https://sklep.pgg.pl/koszyk/kasa</text:span></text:a><text:span text:style-name="T7">, to znaczy, że serwer przetworzył nasze polecenie i teraz czekamy na załadowanie ostatniego ekranu. Odświeżaj do skutku.</text:span></text:p>
      <text:h text:style-name="P5" text:outline-level="1"><text:bookmark-start text:name="__RefHeading___Toc122_3844305276"/>6. Uzupełnij adres miejsca spalania, zaznacz zgody i złóż zamówienie<text:bookmark-end text:name="__RefHeading___Toc122_3844305276"/></text:h>
      <text:p text:style-name="P14">Do tego etapu da się dotrzeć wyłącznie z koszyka - nie ma drogi na skróty.</text:p>
      <text:p text:style-name="P14"/>
      <text:p text:style-name="P14">Po załadowaniu ekranu kasy musimy:</text:p>
      <text:p text:style-name="P17">1. Uzupełnić adres miejsca spalania - nie wpisuj <text:span text:style-name="T2">go</text:span> ręcznie, ponieważ serwer długo przetwarza kod pocztowy do pokazania listy miejscowości - kliknij "Skopiuj z adresu dostawy".</text:p>
      <text:p text:style-name="P17"/>
      <text:p text:style-name="P17">2. Wybrać metodę płatności: Dotpay - przelew tradycyjny - nie wybieraj szybkiej płatności, bo i tak na przelew masz 5 dni, a dodatkowo w godzinach szczytu będziesz się przez Dotpay i bank przebijać.</text:p>
      <text:p text:style-name="P17"/>
      <text:p text:style-name="P17">3. Zaznaczyć zgody - ja zaznaczam wszystkie, najwyżej później będę się wypisywał z newsletterów.</text:p>
      <text:p text:style-name="P17"/>
      <text:p text:style-name="P17">4. Zaznaczyć Captchę.</text:p>
      <text:p text:style-name="P18"/>
      <text:p text:style-name="P18">Po tym wszystkim klikamy przycisk:</text:p>
      <text:p text:style-name="P18">"Zamówienie z obowiązkiem zapłaty"</text:p>
      <text:p text:style-name="P18">i trzymamy kciuki - polecenie do serwera pójdzie na adres:</text:p>
      <text:p text:style-name="P10"><text:a xlink:type="simple" xlink:href="https://sklep.pgg.pl/zamowienia" text:style-name="Internet_20_link" text:visited-style-name="Visited_20_Internet_20_Link"><text:span text:style-name="T7">https://sklep.pgg.pl/zamowienia</text:span></text:a></text:p>
      <text:p text:style-name="P17">Tu, podobnie jak przy dodawaniu produktów do koszyka i składaniu zamówienia z koszyka, przy odświeżaniu będziemy pytani o potwierdzenie przesłania formularza, oraz możemy dostać różne błędy, włącznie z 419. Postępuj dokładnie tak jak w instrukcjach opisanych w kroku 4, za wyjątkiem błędu 419 - poniżej opis do niego.</text:p>
      <text:p text:style-name="P17"><text:soft-page-break/></text:p>
      <text:p text:style-name="P17">Tu w przypadku błędu 419 jest trochę podchwytliwie, samo "wstecz" i ponowne kliknięcie przycisku "Zamówienie z obowiązkiem zapłaty" nie wystarczy, ponieważ strona zapomniała wpisanego adresu oraz mimo, że mamy zaznaczone zgody, to jej się wydaje, że tak nie jest.</text:p>
      <text:p text:style-name="P17">Musimy ponownie kliknąć przycisk "Skopiuj z adresu do dostawy", wybrać metodę płatności, ODznaczyć wszystkie zgody i ponownie je zaznaczyć, zaznaczyć Captchę i kliknąć przycisk. Upierdliwe, ale rabialne.</text:p>
      <text:p text:style-name="P18"/>
      <text:p text:style-name="P10"><text:span text:style-name="T7">Jeśli po serii odświeżeń i potwierdzeń przesłania formularza zostajemy przekierowani na </text:span><text:a xlink:type="simple" xlink:href="https://sklep.pgg.pl/koszyk" text:style-name="Internet_20_link" text:visited-style-name="Visited_20_Internet_20_Link"><text:span text:style-name="T7">https://sklep.pgg.pl/koszyk</text:span></text:a><text:span text:style-name="T7"> lub </text:span><text:a xlink:type="simple" xlink:href="https://sklep.pgg.pl/koszyk/kasa" text:style-name="Internet_20_link" text:visited-style-name="Visited_20_Internet_20_Link"><text:span text:style-name="T7">https://sklep.pgg.pl/koszyk/kasa</text:span></text:a><text:span text:style-name="T7"> - oznacza to, że w międzyczasie skończyły się produkty. Pozostaje polować na innych przeglądarkach na inne rodzaje, a na tej przeglądarce kontynuować od kroku 5. w kolejnej sesji sprzedaży.</text:span></text:p>
      <text:p text:style-name="P18"/>
      <text:p text:style-name="P10"><text:span text:style-name="T7">Jeśli po serii odświeżeń i potwierdzeń przesłania formularza zostajemy przekierowani na </text:span><text:a xlink:type="simple" xlink:href="https://sklep.pgg.pl/uzytkownik/zamowienia" text:style-name="Internet_20_link" text:visited-style-name="Visited_20_Internet_20_Link"><text:span text:style-name="T7">https://sklep.pgg.pl/uzytkownik/zam</text:span></text:a><text:a xlink:type="simple" xlink:href="https://sklep.pgg.pl/uzytkownik/zamowienia" text:style-name="Internet_20_link" text:visited-style-name="Visited_20_Internet_20_Link"><text:span text:style-name="T9">o</text:span></text:a><text:a xlink:type="simple" xlink:href="https://sklep.pgg.pl/uzytkownik/zamowienia" text:style-name="Internet_20_link" text:visited-style-name="Visited_20_Internet_20_Link"><text:span text:style-name="T7">wienia</text:span></text:a><text:span text:style-name="T7"> to znaczy, że pomyślnie udało nam się złożyć zamówienie!!!</text:span></text:p>
      <text:p text:style-name="P18">Poczekaj 2-3 godziny na maila z tytułem "Złożone zamówienie nr XXXXXX", naszykuj hajs do przelewu i deklarację z CEEB (masz na to 5 dni roboczych), hajs przelej, deklarację wyślij na maila zgodnie z</text:p>
      <text:p text:style-name="P10"><text:a xlink:type="simple" xlink:href="https://sklep.pgg.pl/najczesciej-zadawane-pytania#ceeb" text:style-name="Internet_20_link" text:visited-style-name="Visited_20_Internet_20_Link"><text:span text:style-name="T7">https://sklep.pgg.pl/najczesciej-zadawane-pytania#ceeb</text:span></text:a></text:p>
      <text:p text:style-name="P18">i czekaj na kuriera. :)</text:p>
      <text:p text:style-name="P18">No i podziel się instrukcją z innymi, jeśli była dla Ciebie choć trochę przydatna. A jeśli zauważyłeś jakieś błędy lub coś powinienem dokładniej opisać, to daj mi znać:</text:p>
      <text:p text:style-name="P10"><text:a xlink:type="simple" xlink:href="https://github.com/Duszek/pgg/issues" text:style-name="Internet_20_link" text:visited-style-name="Visited_20_Internet_20_Link"><text:span text:style-name="T7">https://github.com/Duszek/pgg/issues</text:span></text:a></text:p>
      <text:p text:style-name="P18">lub osobiście:</text:p>
      <text:p text:style-name="P10"><text:a xlink:type="simple" xlink:href="https://www.facebook.com/Emil.Sienkiewicz" text:style-name="Internet_20_link" text:visited-style-name="Visited_20_Internet_20_Link"><text:span text:style-name="T7">https://www.facebook.com/Emil.Sienkiewicz</text:span></text:a></text:p>
      <text:h text:style-name="P7" text:outline-level="1"><text:bookmark-start text:name="__RefHeading___Toc124_3844305276"/><text:span text:style-name="T4">7. Otwórz szampana!</text:span><text:bookmark-end text:name="__RefHeading___Toc124_384430527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ato" svg:font-family="Lato"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8T08:11:10.131523471</meta:creation-date>
    <dc:date>2022-06-28T08:54:18.589109161</dc:date>
    <meta:editing-duration>PT9M17S</meta:editing-duration>
    <meta:editing-cycles>1</meta:editing-cycles>
    <meta:document-statistic meta:table-count="0" meta:image-count="0" meta:object-count="0" meta:page-count="15" meta:paragraph-count="111" meta:word-count="1977" meta:character-count="13460" meta:non-whitespace-character-count="11592"/>
    <meta:generator>LibreOffice/7.3.4.2$Linux_X86_64 LibreOffice_project/30$Build-2</meta:generator>
  </office:meta>
</office:document-meta>
</file>